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1in" style:rel-width="94%" table:align="left" fo:background-color="#c5c59e">
        <style:background-image/>
      </style:table-properties>
    </style:style>
    <style:style style:name="Table1.A" style:family="table-column">
      <style:table-column-properties style:column-width="1.3611in" style:rel-column-width="13328*"/>
    </style:style>
    <style:style style:name="Table1.B" style:family="table-column">
      <style:table-column-properties style:column-width="2.9361in" style:rel-column-width="28747*"/>
    </style:style>
    <style:style style:name="Table1.C" style:family="table-column">
      <style:table-column-properties style:column-width="1.9938in" style:rel-column-width="19522*"/>
    </style:style>
    <style:style style:name="Table1.1" style:family="table-row">
      <style:table-row-properties fo:background-color="#eeeeeb">
        <style:background-image/>
      </style:table-row-properties>
    </style:style>
    <style:style style:name="Table1.A1" style:family="table-cell">
      <style:table-cell-properties style:vertical-align="middle" fo:background-color="#b2b2b2" fo:padding="0.0382in" fo:border-left="none" fo:border-right="none" fo:border-top="0.05pt solid #000000" fo:border-bottom="none">
        <style:background-image/>
      </style:table-cell-properties>
    </style:style>
    <style:style style:name="Table1.A2" style:family="table-cell">
      <style:table-cell-properties style:vertical-align="middle" fo:background-color="#eeeeeb" fo:padding="0.0382in" fo:border="none">
        <style:background-image/>
      </style:table-cell-properties>
    </style:style>
    <style:style style:name="Table2" style:family="table">
      <style:table-properties style:width="6.291in" style:rel-width="94%" table:align="left" fo:background-color="#c5c59e">
        <style:background-image/>
      </style:table-properties>
    </style:style>
    <style:style style:name="Table2.A" style:family="table-column">
      <style:table-column-properties style:column-width="1.7347in" style:rel-column-width="16985*"/>
    </style:style>
    <style:style style:name="Table2.B" style:family="table-column">
      <style:table-column-properties style:column-width="1.459in" style:rel-column-width="14287*"/>
    </style:style>
    <style:style style:name="Table2.C" style:family="table-column">
      <style:table-column-properties style:column-width="1.5431in" style:rel-column-width="15109*"/>
    </style:style>
    <style:style style:name="Table2.D" style:family="table-column">
      <style:table-column-properties style:column-width="1.5542in" style:rel-column-width="15215*"/>
    </style:style>
    <style:style style:name="Table2.1" style:family="table-row">
      <style:table-row-properties fo:background-color="#eeeeeb">
        <style:background-image/>
      </style:table-row-properties>
    </style:style>
    <style:style style:name="Table2.A1" style:family="table-cell">
      <style:table-cell-properties style:vertical-align="middle" fo:background-color="#b2b2b2" fo:padding="0.0382in" fo:border-left="none" fo:border-right="none" fo:border-top="0.05pt solid #000000" fo:border-bottom="none">
        <style:background-image/>
      </style:table-cell-properties>
    </style:style>
    <style:style style:name="Table2.A2" style:family="table-cell">
      <style:table-cell-properties style:vertical-align="middle" fo:background-color="#eeeeeb" fo:padding="0.0382in" fo:border="none">
        <style:background-image/>
      </style:table-cell-properties>
    </style:style>
    <style:style style:name="P1" style:family="paragraph" style:parent-style-name="Standard">
      <style:text-properties officeooo:rsid="00196da7" officeooo:paragraph-rsid="00196da7"/>
    </style:style>
    <style:style style:name="P2" style:family="paragraph" style:parent-style-name="Standard">
      <style:text-properties officeooo:rsid="00196da7" officeooo:paragraph-rsid="001b066c"/>
    </style:style>
    <style:style style:name="P3" style:family="paragraph" style:parent-style-name="Standard">
      <style:text-properties style:font-name="Liberation Serif" officeooo:rsid="00196da7" officeooo:paragraph-rsid="00196da7"/>
    </style:style>
    <style:style style:name="P4" style:family="paragraph" style:parent-style-name="Standard">
      <style:text-properties officeooo:rsid="001b066c" officeooo:paragraph-rsid="001b066c"/>
    </style:style>
    <style:style style:name="P5" style:family="paragraph" style:parent-style-name="Standard">
      <style:text-properties fo:color="#000000" fo:font-size="12pt" officeooo:rsid="00196da7" officeooo:paragraph-rsid="001b066c" style:font-size-asian="12pt" style:font-size-complex="12pt"/>
    </style:style>
    <style:style style:name="P6"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196da7" officeooo:paragraph-rsid="00196da7" style:font-size-asian="12pt" style:font-size-complex="12pt"/>
    </style:style>
    <style:style style:name="P7" style:family="paragraph" style:parent-style-name="Standard">
      <style:text-properties fo:font-weight="bold" officeooo:rsid="00196da7" officeooo:paragraph-rsid="00196da7" style:font-weight-asian="bold" style:font-weight-complex="bold"/>
    </style:style>
    <style:style style:name="P8" style:family="paragraph" style:parent-style-name="Standard">
      <style:text-properties fo:font-weight="bold" officeooo:rsid="00196da7" officeooo:paragraph-rsid="001b066c" style:font-weight-asian="bold" style:font-weight-complex="bold"/>
    </style:style>
    <style:style style:name="P9" style:family="paragraph" style:parent-style-name="Table_20_Contents">
      <style:paragraph-properties fo:text-align="center" style:justify-single-word="false"/>
      <style:text-properties fo:color="#000000" fo:font-size="12pt" style:font-size-asian="12pt" style:font-size-complex="12pt"/>
    </style:style>
    <style:style style:name="P10" style:family="paragraph" style:parent-style-name="Standard" style:list-style-name="L3">
      <style:text-properties fo:color="#000000" style:font-name="Liberation Serif" fo:font-size="12pt" officeooo:rsid="00196da7" officeooo:paragraph-rsid="001b066c" style:font-size-asian="12pt" style:font-size-complex="12pt"/>
    </style:style>
    <style:style style:name="P11" style:family="paragraph" style:parent-style-name="Standard" style:list-style-name="L1">
      <style:text-properties fo:color="#000000" style:font-name="Liberation Serif" officeooo:rsid="001b066c" officeooo:paragraph-rsid="001b066c"/>
    </style:style>
    <style:style style:name="P12" style:family="paragraph" style:parent-style-name="Standard" style:list-style-name="L1">
      <style:text-properties fo:font-variant="normal" fo:text-transform="none" fo:color="#000000" style:font-name="Lato" fo:font-size="9.14999961853027pt" fo:letter-spacing="normal" fo:font-style="normal" fo:font-weight="normal" officeooo:rsid="001b066c" officeooo:paragraph-rsid="001b066c"/>
    </style:style>
    <style:style style:name="P13" style:family="paragraph" style:parent-style-name="Text_20_body" style:list-style-name="L2">
      <style:paragraph-properties fo:line-height="150%"/>
      <style:text-properties fo:font-variant="normal" fo:text-transform="none" fo:color="#000000" style:font-name="Liberation Serif" fo:font-size="12pt" fo:letter-spacing="normal" fo:font-style="normal" fo:font-weight="normal" officeooo:rsid="00196da7" officeooo:paragraph-rsid="001b066c" style:font-size-asian="12pt" style:font-size-complex="12pt"/>
    </style:style>
    <style:style style:name="P14" style:family="paragraph" style:parent-style-name="Text_20_body" style:list-style-name="L1">
      <style:text-properties fo:color="#000000" officeooo:paragraph-rsid="001b066c"/>
    </style:style>
    <style:style style:name="P15" style:family="paragraph" style:parent-style-name="Text_20_body" style:list-style-name="L1">
      <style:text-properties fo:color="#000000" officeooo:paragraph-rsid="001c5e70"/>
    </style:style>
    <style:style style:name="P16" style:family="paragraph" style:parent-style-name="Text_20_body" style:list-style-name="L3">
      <style:paragraph-properties fo:margin-top="0in" fo:margin-bottom="0in" loext:contextual-spacing="false" fo:line-height="150%" fo:text-align="justify" style:justify-single-word="false" fo:orphans="2" fo:widows="2"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313030" style:font-name="Lato" fo:font-size="9.14999961853027pt" fo:letter-spacing="normal" fo:font-style="normal"/>
    </style:style>
    <style:style style:name="T3" style:family="text">
      <style:text-properties fo:font-variant="normal" fo:text-transform="none" fo:color="#313030" style:font-name="Lato" fo:font-size="9.14999961853027pt" fo:letter-spacing="normal" fo:font-style="normal" fo:font-weight="normal"/>
    </style:style>
    <style:style style:name="T4" style:family="text">
      <style:text-properties fo:font-variant="normal" fo:text-transform="none" fo:color="#313030" style:font-name="Lato" fo:font-size="9.14999961853027pt" fo:letter-spacing="normal" fo:font-style="normal" fo:font-weight="normal" officeooo:rsid="001b066c"/>
    </style:style>
    <style:style style:name="T5" style:family="text">
      <style:text-properties fo:font-variant="normal" fo:text-transform="none" fo:color="#313030" style:font-name="Lato" fo:font-size="9.14999961853027pt" fo:letter-spacing="normal" fo:font-style="normal" fo:font-weight="normal" officeooo:rsid="001c5e70"/>
    </style:style>
    <style:style style:name="T6" style:family="text">
      <style:text-properties fo:font-variant="normal" fo:text-transform="none" style:font-name="Lato" fo:font-size="9.14999961853027pt" fo:letter-spacing="normal" fo:font-style="normal" fo:font-weight="normal"/>
    </style:style>
    <style:style style:name="T7" style:family="text">
      <style:text-properties fo:font-variant="normal" fo:text-transform="none" style:font-name="Lato" fo:font-size="9.14999961853027pt" fo:letter-spacing="normal" fo:font-style="normal" fo:font-weight="normal" officeooo:rsid="001b066c"/>
    </style:style>
    <style:style style:name="T8" style:family="text">
      <style:text-properties officeooo:rsid="001b2c84"/>
    </style:style>
    <style:style style:name="T9" style:family="text">
      <style:text-properties officeooo:rsid="001c5e70"/>
    </style:style>
    <style:style style:name="T10" style:family="text">
      <style:text-properties style:font-name="Liberation Serif" officeooo:rsid="001b066c"/>
    </style:style>
    <style:style style:name="T11" style:family="text">
      <style:text-properties style:font-name="Liberation Serif" officeooo:rsid="001c5e7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me of Hotel</text:span>: Barahi Jungle Lodge</text:p>
      <text:p text:style-name="P1"/>
      <text:p text:style-name="P7">Detail:</text:p>
      <text:p text:style-name="P6">Barahi Jungle Lodge situated in the pacific Chitwan, reflects the serenity of the National Park. Chitwan’s tranquility and the lodge’s peace very well complement one another. Experiencing refined luxury in the panoramic jungles adorned with the Rapti River when viewed from Barahi’s vantage point is a parallel universe retreat. We take immense pride in strengthening the bond of nature and mankind through our experiences.</text:p>
      <text:p text:style-name="P6"/>
      <text:p text:style-name="P8">Activities:</text:p>
      <text:list xml:id="list4463907054083617864" text:style-name="L1">
        <text:list-item>
          <text:p text:style-name="P11">Elephant Briefing</text:p>
          <text:p text:style-name="P12">We are sure that you would enjoy the company of our elephants like we do. Elephant briefing, feeding and bathing is your special time with the elephants where you can learn about these pachyderms and spend some time with them under a tree or in the river. With the trained mahouts as guides, brace yourself for preparing special sandwiches (a grass wrap) with ingredients of an elephant’s choice. You may also feed them potatoes, bananas and later go with them to swim in the river while washing and cleaning them and also get washed in process.</text:p>
          <text:p text:style-name="P12"/>
        </text:list-item>
        <text:list-item>
          <text:p text:style-name="P11">Natural Walk</text:p>
          <text:p text:style-name="P14"><text:span text:style-name="T7">Nature walk is a unique highlight of Chitwan. This on foot safari helps you to be into the shoes of naturalists to explore study and unravel the hidden secret in the woods. The jungle walk offers a great chance of spotting wildlife and is quite adventurous. As per the interest of the guest the nature walks can be longer or shorter. There are well-defined circuits developed after observing the animal movement in different habitats of the park. The nature walks are led by an experienced naturalist and lodge’s local nature guide.</text:span></text:p>
        </text:list-item>
        <text:list-item>
          <text:p text:style-name="P11">Ca<text:span text:style-name="T9">n</text:span>oeing</text:p>
          <text:p text:style-name="P14"><text:span text:style-name="T7">Sail along the placid water of the Rapti River looking out for Crocodiles and several Wetland Species, migrants and residents and if lucky get a closer view of the Rhinos wallowing in water. Boat safari lets you enjoy the wildlife from the comforts of the boat. Boat safari is a peaceful one hour ride that is concluded with a sundowner at the merging point of Rapti and Narayani River.</text:span></text:p>
        </text:list-item>
        <text:list-item>
          <text:p text:style-name="P11">Elephant safari</text:p>
          <text:p text:style-name="P15"><text:span text:style-name="T7">Elephant safaris are conducted in morning and evening time in the community forest attached to the lodge. This Riverine forest is dominated by Silk Cotton trees and Grassland along with three natural watering holes, shelters a good population of Rhinos and is a spot for occasional visits of the ace predators. It is a one and a half hour comfortable ride which can bring you with some close wildlife encounters that are watched sitting on elephant’s back.</text:span></text:p>
        </text:list-item>
        <text:list-item>
          <text:p text:style-name="P15"><text:span text:style-name="T11">C</text:span><text:span text:style-name="T10">ultural Performance</text:span></text:p>
          <text:p text:style-name="P15"><text:span text:style-name="T7">Centuries old culture of ostensible survivors in Nepal, Tharu Dance is an amazing way of expressing the significance of festivals, farm land and the tradition of united families in the life of Tharus. The cultural performances are organized at the lodge after sunsets. We encourage guests to interact and join them in the performance.</text:span></text:p>
        </text:list-item>
        <text:list-item>
          <text:p text:style-name="P11">Bullock Cart Village Visit</text:p>
          <text:p text:style-name="P12">Opt for a bullock cart ride to visit the village as people busy themselves in the daily chores. The village visit takes you to Tharu houses and experience the coexistence of modernity and tradition in the village. You will get a chance to learn and explore while streaming through the pollution free roads, stretches of farmlands and ancestral homes and welcoming locals.</text:p>
          <text:p text:style-name="P12"/>
        </text:list-item>
        <text:list-item>
          <text:p text:style-name="P11">Jeep Safari</text:p>
          <text:p text:style-name="P11"><text:span text:style-name="T6">Scheduled morning and afternoon safaris are organized in the core area of the National Park using lodge’s owned 4X4 vehicle. Jeep safari is the most preferred way to experience the dense </text:span><text:soft-page-break/><text:span text:style-name="T6">flora and vivacious wildlife of Chitwan as we pass through various habitats following the tracks in the company of an experienced naturalist. There is an option for a full day safari as well.</text:span></text:p>
        </text:list-item>
      </text:list>
      <text:p text:style-name="P4"/>
      <text:p text:style-name="P8">Facilities:</text:p>
      <text:list xml:id="list475883220742720499" text:style-name="L2">
        <text:list-item>
          <text:p text:style-name="P13">Spacious bathroom with cubical shower room or bathtub</text:p>
        </text:list-item>
      </text:list>
      <text:list xml:id="list4320793642147756622" text:style-name="L3">
        <text:list-item>
          <text:p text:style-name="P16">Private balconies with panoramic views of the river and National Park</text:p>
        </text:list-item>
        <text:list-item>
          <text:p text:style-name="P16">Wildlife-inspired décor and artifacts</text:p>
        </text:list-item>
        <text:list-item>
          <text:p text:style-name="P16">Daily Housekeeping service</text:p>
        </text:list-item>
        <text:list-item>
          <text:p text:style-name="P16">Shaver outlet &amp; adaptors</text:p>
        </text:list-item>
        <text:list-item>
          <text:p text:style-name="P16">Laundry service</text:p>
        </text:list-item>
        <text:list-item>
          <text:p text:style-name="P16">32” LCD television with satellite connection</text:p>
        </text:list-item>
        <text:list-item>
          <text:p text:style-name="P16">Individual climate controlled inverters, air-conditioning &amp; overhead fans</text:p>
          <text:p text:style-name="P10"/>
        </text:list-item>
      </text:list>
      <text:p text:style-name="P5"/>
      <text:p text:style-name="P2"/>
      <text:p text:style-name="P1"/>
      <text:p text:style-name="P7">Tariff:</text:p>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Per night rates</text:p>
          </table:table-cell>
          <table:table-cell table:style-name="Table1.A1" office:value-type="string">
            <text:p text:style-name="P9">Cottages – bed &amp; breakfast basis<text:line-break/>(room with breakfast)</text:p>
          </table:table-cell>
          <table:table-cell table:style-name="Table1.A1" office:value-type="string">
            <text:p text:style-name="P9">Cottages – full board<text:line-break/>(room with all meals)</text:p>
          </table:table-cell>
        </table:table-row>
        <table:table-row table:style-name="Table1.1">
          <table:table-cell table:style-name="Table1.A2" office:value-type="string">
            <text:p text:style-name="P9">Double</text:p>
          </table:table-cell>
          <table:table-cell table:style-name="Table1.A2" office:value-type="string">
            <text:p text:style-name="P9">USD 230</text:p>
          </table:table-cell>
          <table:table-cell table:style-name="Table1.A2" office:value-type="string">
            <text:p text:style-name="P9">USD 290</text:p>
          </table:table-cell>
        </table:table-row>
        <table:table-row table:style-name="Table1.1">
          <table:table-cell table:style-name="Table1.A2" office:value-type="string">
            <text:p text:style-name="P9">Single</text:p>
          </table:table-cell>
          <table:table-cell table:style-name="Table1.A2" office:value-type="string">
            <text:p text:style-name="P9">USD 200</text:p>
          </table:table-cell>
          <table:table-cell table:style-name="Table1.A2" office:value-type="string">
            <text:p text:style-name="P9">USD 230</text:p>
          </table:table-cell>
        </table:table-row>
      </table:table>
      <text:p text:style-name="P1"/>
      <text:p text:style-name="P1"/>
      <text:p text:style-name="P1"/>
      <text:p text:style-name="P1"/>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Cottages – JP plan</text:p>
          </table:table-cell>
          <table:table-cell table:style-name="Table2.A1" office:value-type="string">
            <text:p text:style-name="P9">1 Night/2 Days</text:p>
          </table:table-cell>
          <table:table-cell table:style-name="Table2.A1" office:value-type="string">
            <text:p text:style-name="P9">2 Nights/3 Days</text:p>
          </table:table-cell>
          <table:table-cell table:style-name="Table2.A1" office:value-type="string">
            <text:p text:style-name="P9">3 Nights/4 Days</text:p>
          </table:table-cell>
        </table:table-row>
        <table:table-row table:style-name="Table2.1">
          <table:table-cell table:style-name="Table2.A2" office:value-type="string">
            <text:p text:style-name="P9">Double</text:p>
          </table:table-cell>
          <table:table-cell table:style-name="Table2.A2" office:value-type="string">
            <text:p text:style-name="P9">USD 450</text:p>
          </table:table-cell>
          <table:table-cell table:style-name="Table2.A2" office:value-type="string">
            <text:p text:style-name="P9">USD 900</text:p>
          </table:table-cell>
          <table:table-cell table:style-name="Table2.A2" office:value-type="string">
            <text:p text:style-name="P9">USD 1350</text:p>
          </table:table-cell>
        </table:table-row>
        <table:table-row table:style-name="Table2.1">
          <table:table-cell table:style-name="Table2.A2" office:value-type="string">
            <text:p text:style-name="P9">Single</text:p>
          </table:table-cell>
          <table:table-cell table:style-name="Table2.A2" office:value-type="string">
            <text:p text:style-name="P9">USD 350</text:p>
          </table:table-cell>
          <table:table-cell table:style-name="Table2.A2" office:value-type="string">
            <text:p text:style-name="P9">USD 700</text:p>
          </table:table-cell>
          <table:table-cell table:style-name="Table2.A2" office:value-type="string">
            <text:p text:style-name="P9">USD 1050</text:p>
          </table:table-cell>
        </table:table-row>
      </table:table>
      <text:p text:style-name="Text_20_body"><text:line-break/></text:p>
      <text:p text:style-name="P1"><text:span text:style-name="T1">Location: </text:span><text:span text:style-name="T8">Chitwan, Nepal</text:span></text:p>
      <text:p text:style-name="P1"><text:tab/> <text:s text:c="2"/><text:span text:style-name="T8">(27.582692, 84.21776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5:49:51.130656208</meta:creation-date>
    <meta:generator>LibreOffice/5.1.6.2$Linux_X86_64 LibreOffice_project/10m0$Build-2</meta:generator>
    <dc:date>2018-07-06T16:33:19.815082680</dc:date>
    <meta:editing-duration>PT26M54S</meta:editing-duration>
    <meta:editing-cycles>3</meta:editing-cycles>
    <meta:document-statistic meta:table-count="2" meta:image-count="0" meta:object-count="0" meta:page-count="2" meta:paragraph-count="55" meta:word-count="732" meta:character-count="4291" meta:non-whitespace-character-count="3627"/>
  </office:meta>
</office:document-meta>
</file>